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34cm" fo:min-width="3.865cm" draw:shadow-opacity="0%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4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34cm" fo:min-width="0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4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59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style:text-position="-33%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69cm" svg:y1="9.808cm" svg:x2="2.923cm" svg:y2="9.774cm">
          <text:p/>
        </draw:line>
        <draw:line draw:style-name="gr1" draw:text-style-name="P1" draw:layer="layout" svg:x1="2.923cm" svg:y1="9.773cm" svg:x2="3.127cm" svg:y2="9.031cm">
          <text:p/>
        </draw:line>
        <draw:line draw:style-name="gr1" draw:text-style-name="P1" draw:layer="layout" svg:x1="3.127cm" svg:y1="9.031cm" svg:x2="3.434cm" svg:y2="10.516cm">
          <text:p/>
        </draw:line>
        <draw:line draw:style-name="gr1" draw:text-style-name="P1" draw:layer="layout" svg:x1="3.435cm" svg:y1="10.516cm" svg:x2="3.843cm" svg:y2="9.031cm">
          <text:p/>
        </draw:line>
        <draw:line draw:style-name="gr1" draw:text-style-name="P1" draw:layer="layout" svg:x1="3.843cm" svg:y1="9.031cm" svg:x2="4.15cm" svg:y2="10.516cm">
          <text:p/>
        </draw:line>
        <draw:line draw:style-name="gr1" draw:text-style-name="P1" draw:layer="layout" svg:x1="4.556cm" svg:y1="9.031cm" svg:x2="4.863cm" svg:y2="10.516cm">
          <text:p/>
        </draw:line>
        <draw:line draw:style-name="gr1" draw:text-style-name="P1" draw:layer="layout" svg:x1="4.147cm" svg:y1="10.516cm" svg:x2="4.555cm" svg:y2="9.031cm">
          <text:p/>
        </draw:line>
        <draw:line draw:style-name="gr1" draw:text-style-name="P1" draw:layer="layout" svg:x1="4.863cm" svg:y1="10.516cm" svg:x2="5.271cm" svg:y2="9.031cm">
          <text:p/>
        </draw:line>
        <draw:line draw:style-name="gr1" draw:text-style-name="P1" draw:layer="layout" svg:x1="5.271cm" svg:y1="9.031cm" svg:x2="5.578cm" svg:y2="10.516cm">
          <text:p/>
        </draw:line>
        <draw:line draw:style-name="gr1" draw:text-style-name="P1" draw:layer="layout" svg:x1="5.584cm" svg:y1="10.516cm" svg:x2="5.788cm" svg:y2="9.774cm">
          <text:p/>
        </draw:line>
        <draw:line draw:style-name="gr1" draw:text-style-name="P1" draw:layer="layout" svg:x1="5.743cm" svg:y1="9.774cm" svg:x2="9.768cm" svg:y2="9.79cm">
          <text:p/>
        </draw:line>
        <draw:custom-shape draw:style-name="gr2" draw:text-style-name="P2" draw:layer="layout" svg:width="1.842cm" svg:height="1.843cm" svg:x="1.227cm" svg:y="13.213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4.365cm" svg:height="4.59cm" svg:x="9.703cm" svg:y="7.423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4" draw:layer="layout" svg:x1="10.794cm" svg:y1="8.633cm" svg:x2="10.794cm" svg:y2="10.865cm">
                <text:p/>
              </draw:line>
              <draw:line draw:style-name="gr4" draw:text-style-name="P4" draw:layer="layout" svg:x1="11.916cm" svg:y1="8.603cm" svg:x2="10.794cm" svg:y2="9.191cm">
                <text:p/>
              </draw:line>
              <draw:line draw:style-name="gr5" draw:text-style-name="P4" draw:layer="layout" svg:x1="11.916cm" svg:y1="10.883cm" svg:x2="10.794cm" svg:y2="10.295cm">
                <text:p/>
              </draw:line>
              <draw:line draw:style-name="gr4" draw:text-style-name="P4" draw:layer="layout" svg:x1="11.885cm" svg:y1="7.487cm" svg:x2="11.885cm" svg:y2="8.603cm">
                <text:p/>
              </draw:line>
              <draw:line draw:style-name="gr4" draw:text-style-name="P4" draw:layer="layout" svg:x1="11.885cm" svg:y1="10.87cm" svg:x2="11.885cm" svg:y2="11.986cm">
                <text:p/>
              </draw:line>
              <draw:line draw:style-name="gr4" draw:text-style-name="P4" draw:layer="layout" svg:x1="9.702cm" svg:y1="9.776cm" svg:x2="10.763cm" svg:y2="9.776cm">
                <text:p/>
              </draw:line>
            </draw:g>
          </draw:g>
        </draw:g>
        <draw:line draw:style-name="gr1" draw:text-style-name="P1" draw:layer="layout" svg:x1="18.121cm" svg:y1="12.284cm" svg:x2="18.121cm" svg:y2="11.672cm">
          <text:p/>
        </draw:line>
        <draw:line draw:style-name="gr1" draw:text-style-name="P1" draw:layer="layout" svg:x1="11.152cm" svg:y1="5.499cm" svg:x2="12.637cm" svg:y2="5.192cm">
          <text:p/>
        </draw:line>
        <draw:line draw:style-name="gr1" draw:text-style-name="P1" draw:layer="layout" svg:x1="12.637cm" svg:y1="5.192cm" svg:x2="11.152cm" svg:y2="4.784cm">
          <text:p/>
        </draw:line>
        <draw:line draw:style-name="gr1" draw:text-style-name="P1" draw:layer="layout" svg:x1="11.152cm" svg:y1="4.784cm" svg:x2="12.637cm" svg:y2="4.477cm">
          <text:p/>
        </draw:line>
        <draw:line draw:style-name="gr1" draw:text-style-name="P1" draw:layer="layout" svg:x1="11.152cm" svg:y1="4.071cm" svg:x2="12.637cm" svg:y2="3.764cm">
          <text:p/>
        </draw:line>
        <draw:line draw:style-name="gr1" draw:text-style-name="P1" draw:layer="layout" svg:x1="12.637cm" svg:y1="4.48cm" svg:x2="11.152cm" svg:y2="4.072cm">
          <text:p/>
        </draw:line>
        <draw:line draw:style-name="gr1" draw:text-style-name="P1" draw:layer="layout" svg:x1="12.637cm" svg:y1="3.764cm" svg:x2="11.152cm" svg:y2="3.356cm">
          <text:p/>
        </draw:line>
        <draw:line draw:style-name="gr1" draw:text-style-name="P1" draw:layer="layout" svg:x1="11.152cm" svg:y1="3.356cm" svg:x2="12.637cm" svg:y2="3.049cm">
          <text:p/>
        </draw:line>
        <draw:line draw:style-name="gr1" draw:text-style-name="P1" draw:layer="layout" svg:x1="12.637cm" svg:y1="3.043cm" svg:x2="11.895cm" svg:y2="2.839cm">
          <text:p/>
        </draw:line>
        <draw:line draw:style-name="gr1" draw:text-style-name="P1" draw:layer="layout" svg:x1="11.961cm" svg:y1="2.847cm" svg:x2="11.95cm" svg:y2="1.521cm">
          <text:p/>
        </draw:line>
        <draw:line draw:style-name="gr1" draw:text-style-name="P1" draw:layer="layout" svg:x1="11.897cm" svg:y1="6.316cm" svg:x2="11.897cm" svg:y2="5.704cm">
          <text:p/>
        </draw:line>
        <draw:line draw:style-name="gr1" draw:text-style-name="P1" draw:layer="layout" svg:x1="11.896cm" svg:y1="5.704cm" svg:x2="11.154cm" svg:y2="5.5cm">
          <text:p/>
        </draw:line>
        <draw:line draw:style-name="gr1" draw:text-style-name="P1" draw:layer="layout" svg:x1="11.865cm" svg:y1="15.987cm" svg:x2="11.865cm" svg:y2="15.375cm">
          <text:p/>
        </draw:line>
        <draw:line draw:style-name="gr1" draw:text-style-name="P1" draw:layer="layout" svg:x1="11.864cm" svg:y1="15.375cm" svg:x2="11.122cm" svg:y2="15.171cm">
          <text:p/>
        </draw:line>
        <draw:line draw:style-name="gr1" draw:text-style-name="P1" draw:layer="layout" svg:x1="11.122cm" svg:y1="15.17cm" svg:x2="12.607cm" svg:y2="14.863cm">
          <text:p/>
        </draw:line>
        <draw:line draw:style-name="gr1" draw:text-style-name="P1" draw:layer="layout" svg:x1="12.607cm" svg:y1="14.863cm" svg:x2="11.122cm" svg:y2="14.455cm">
          <text:p/>
        </draw:line>
        <draw:line draw:style-name="gr1" draw:text-style-name="P1" draw:layer="layout" svg:x1="11.122cm" svg:y1="14.455cm" svg:x2="12.607cm" svg:y2="14.148cm">
          <text:p/>
        </draw:line>
        <draw:line draw:style-name="gr1" draw:text-style-name="P1" draw:layer="layout" svg:x1="11.122cm" svg:y1="13.742cm" svg:x2="12.607cm" svg:y2="13.435cm">
          <text:p/>
        </draw:line>
        <draw:line draw:style-name="gr1" draw:text-style-name="P1" draw:layer="layout" svg:x1="12.607cm" svg:y1="14.151cm" svg:x2="11.122cm" svg:y2="13.743cm">
          <text:p/>
        </draw:line>
        <draw:line draw:style-name="gr1" draw:text-style-name="P1" draw:layer="layout" svg:x1="12.607cm" svg:y1="13.435cm" svg:x2="11.122cm" svg:y2="13.027cm">
          <text:p/>
        </draw:line>
        <draw:line draw:style-name="gr1" draw:text-style-name="P1" draw:layer="layout" svg:x1="11.122cm" svg:y1="13.027cm" svg:x2="12.607cm" svg:y2="12.72cm">
          <text:p/>
        </draw:line>
        <draw:line draw:style-name="gr1" draw:text-style-name="P1" draw:layer="layout" svg:x1="12.607cm" svg:y1="12.714cm" svg:x2="11.865cm" svg:y2="12.51cm">
          <text:p/>
        </draw:line>
        <draw:line draw:style-name="gr1" draw:text-style-name="P1" draw:layer="layout" svg:x1="11.866cm" svg:y1="15.988cm" svg:x2="11.866cm" svg:y2="15.376cm">
          <text:p/>
        </draw:line>
        <draw:line draw:style-name="gr1" draw:text-style-name="P1" draw:layer="layout" svg:x1="11.865cm" svg:y1="15.376cm" svg:x2="11.123cm" svg:y2="15.172cm">
          <text:p/>
        </draw:line>
        <draw:line draw:style-name="gr1" draw:text-style-name="P1" draw:layer="layout" svg:x1="11.123cm" svg:y1="15.171cm" svg:x2="12.608cm" svg:y2="14.864cm">
          <text:p/>
        </draw:line>
        <draw:line draw:style-name="gr1" draw:text-style-name="P1" draw:layer="layout" svg:x1="12.608cm" svg:y1="14.864cm" svg:x2="11.123cm" svg:y2="14.456cm">
          <text:p/>
        </draw:line>
        <draw:line draw:style-name="gr1" draw:text-style-name="P1" draw:layer="layout" svg:x1="11.123cm" svg:y1="14.456cm" svg:x2="12.608cm" svg:y2="14.149cm">
          <text:p/>
        </draw:line>
        <draw:line draw:style-name="gr1" draw:text-style-name="P1" draw:layer="layout" svg:x1="11.123cm" svg:y1="13.743cm" svg:x2="12.608cm" svg:y2="13.436cm">
          <text:p/>
        </draw:line>
        <draw:line draw:style-name="gr1" draw:text-style-name="P1" draw:layer="layout" svg:x1="12.608cm" svg:y1="14.152cm" svg:x2="11.123cm" svg:y2="13.744cm">
          <text:p/>
        </draw:line>
        <draw:line draw:style-name="gr1" draw:text-style-name="P1" draw:layer="layout" svg:x1="12.608cm" svg:y1="13.436cm" svg:x2="11.123cm" svg:y2="13.028cm">
          <text:p/>
        </draw:line>
        <draw:line draw:style-name="gr1" draw:text-style-name="P1" draw:layer="layout" svg:x1="11.123cm" svg:y1="13.028cm" svg:x2="12.608cm" svg:y2="12.721cm">
          <text:p/>
        </draw:line>
        <draw:line draw:style-name="gr1" draw:text-style-name="P1" draw:layer="layout" svg:x1="12.608cm" svg:y1="12.715cm" svg:x2="11.866cm" svg:y2="12.511cm">
          <text:p/>
        </draw:line>
        <draw:line draw:style-name="gr1" draw:text-style-name="P1" draw:layer="layout" svg:x1="11.888cm" svg:y1="12.496cm" svg:x2="11.888cm" svg:y2="11.884cm">
          <text:p/>
        </draw:line>
        <draw:line draw:style-name="gr1" draw:text-style-name="P1" draw:layer="layout" svg:x1="2.095cm" svg:y1="13.22cm" svg:x2="2.121cm" svg:y2="9.807cm">
          <text:p/>
        </draw:line>
        <draw:line draw:style-name="gr1" draw:text-style-name="P1" draw:layer="layout" svg:x1="2.09cm" svg:y1="17.991cm" svg:x2="2.117cm" svg:y2="15.082cm">
          <text:p/>
        </draw:line>
        <draw:line draw:style-name="gr1" draw:text-style-name="P1" draw:layer="layout" svg:x1="2.011cm" svg:y1="18.018cm" svg:x2="18.146cm" svg:y2="17.992cm">
          <text:p/>
        </draw:line>
        <draw:line draw:style-name="gr1" draw:text-style-name="P1" draw:layer="layout" svg:x1="11.862cm" svg:y1="18.062cm" svg:x2="11.885cm" svg:y2="15.567cm">
          <text:p/>
        </draw:line>
        <draw:line draw:style-name="gr1" draw:text-style-name="P1" draw:layer="layout" svg:x1="11.879cm" svg:y1="7.513cm" svg:x2="11.884cm" svg:y2="6.284cm">
          <text:p/>
        </draw:line>
        <draw:line draw:style-name="gr1" draw:text-style-name="P1" draw:layer="layout" svg:x1="18.15cm" svg:y1="18.045cm" svg:x2="18.124cm" svg:y2="10.363cm">
          <text:p/>
        </draw:line>
        <draw:line draw:style-name="gr1" draw:text-style-name="P1" draw:layer="layout" svg:x1="18.163cm" svg:y1="8.545cm" svg:x2="18.12cm" svg:y2="1.53cm">
          <text:p/>
        </draw:line>
        <draw:line draw:style-name="gr1" draw:text-style-name="P1" draw:layer="layout" svg:x1="11.928cm" svg:y1="1.543cm" svg:x2="18.124cm" svg:y2="1.544cm">
          <text:p/>
        </draw:line>
        <draw:line draw:style-name="gr1" draw:text-style-name="P1" draw:layer="layout" svg:x1="2.012cm" svg:y1="18.019cm" svg:x2="18.102cm" svg:y2="17.992cm">
          <text:p/>
        </draw:line>
        <draw:line draw:style-name="gr1" draw:text-style-name="P1" draw:layer="layout" svg:x1="11.941cm" svg:y1="6.975cm" svg:x2="15.013cm" svg:y2="6.969cm">
          <text:p/>
        </draw:line>
        <draw:custom-shape draw:style-name="gr2" draw:text-style-name="P2" draw:layer="layout" svg:width="1.842cm" svg:height="1.843cm" svg:x="17.257cm" svg:y="8.51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69cm" svg:height="1.918cm" svg:x="2.955cm" svg:y="13.715cm">
          <draw:text-box>
            <text:p>V<text:span text:style-name="T1">eq</text:span></text:p>
          </draw:text-box>
        </draw:frame>
        <draw:frame draw:style-name="gr7" draw:text-style-name="P5" draw:layer="layout" svg:width="2.271cm" svg:height="1.654cm" svg:x="3.506cm" svg:y="7.607cm">
          <draw:text-box>
            <text:p>R<text:span text:style-name="T1">eq</text:span></text:p>
          </draw:text-box>
        </draw:frame>
        <draw:custom-shape draw:style-name="gr8" draw:text-style-name="P6" draw:layer="layout" svg:width="0.662cm" svg:height="0.684cm" svg:x="14.75cm" svg:y="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62cm" svg:height="0.684cm" svg:x="14.706cm" svg:y="1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727cm" svg:height="0.962cm" svg:x="10.804cm" svg:y="7.695cm">
          <draw:text-box>
            <text:p>C</text:p>
          </draw:text-box>
        </draw:frame>
        <draw:frame draw:style-name="gr10" draw:text-style-name="P5" draw:layer="layout" svg:width="0.772cm" svg:height="1.08cm" svg:x="10.781cm" svg:y="11.179cm">
          <draw:text-box>
            <text:p>E</text:p>
          </draw:text-box>
        </draw:frame>
        <draw:frame draw:style-name="gr11" draw:text-style-name="P5" draw:layer="layout" svg:width="1.896cm" svg:height="2.47cm" svg:x="12.744cm" svg:y="13.494cm">
          <draw:text-box>
            <text:p>R<text:span text:style-name="T1">E</text:span></text:p>
          </draw:text-box>
        </draw:frame>
        <draw:frame draw:style-name="gr12" draw:text-style-name="P5" draw:layer="layout" svg:width="1.213cm" svg:height="1.114cm" svg:x="14.552cm" svg:y="11.686cm">
          <draw:text-box>
            <text:p>V<text:span text:style-name="T1">O</text:span></text:p>
          </draw:text-box>
        </draw:frame>
        <draw:frame draw:style-name="gr13" draw:text-style-name="P7" draw:layer="layout" svg:width="1.213cm" svg:height="1.195cm" svg:x="14.574cm" svg:y="8.093cm">
          <draw:text-box>
            <text:p><text:span text:style-name="T2">+</text:span></text:p>
          </draw:text-box>
        </draw:frame>
        <draw:frame draw:style-name="gr14" draw:text-style-name="P8" draw:layer="layout" svg:width="0.97cm" svg:height="2.686cm" svg:x="14.575cm" svg:y="14.861cm">
          <draw:text-box>
            <text:p><text:span text:style-name="T3">-</text:span></text:p>
          </draw:text-box>
        </draw:frame>
        <draw:frame draw:style-name="gr15" draw:text-style-name="P5" draw:layer="layout" svg:width="7.1cm" svg:height="1.825cm" svg:x="19.05cm" svg:y="8.842cm">
          <draw:text-box>
            <text:p>V<text:span text:style-name="T1">CC </text:span><text:span text:style-name="T4">= 12 V</text:span></text:p>
          </draw:text-box>
        </draw:frame>
        <draw:frame draw:style-name="gr16" draw:text-style-name="P5" draw:layer="layout" svg:width="1.345cm" svg:height="1.609cm" svg:x="9.723cm" svg:y="3.66cm">
          <draw:text-box>
            <text:p>R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.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53:38.008721778</meta:creation-date>
    <dc:date>2021-05-23T21:57:12.886242773</dc:date>
    <meta:editing-duration>PT29M12S</meta:editing-duration>
    <meta:editing-cycles>5</meta:editing-cycles>
    <meta:generator>LibreOffice/6.4.6.2$Linux_X86_64 LibreOffice_project/40$Build-2</meta:generator>
    <meta:document-statistic meta:object-count="78"/>
  </office:meta>
</office:document-meta>
</file>